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WW8Num3"/>
    <style:style style:name="P2" style:family="paragraph" style:parent-style-name="Standard" style:list-style-name="WW8Num3">
      <style:text-properties fo:font-size="12pt" style:font-size-asian="12pt" style:font-name-complex="Liberation Serif1" style:font-size-complex="12pt"/>
    </style:style>
    <style:style style:name="P3" style:family="paragraph" style:parent-style-name="Standard" style:list-style-name="WW8Num4">
      <style:text-properties fo:font-size="12pt" style:font-size-asian="12pt" style:font-name-complex="Liberation Serif1" style:font-size-complex="12pt"/>
    </style:style>
    <style:style style:name="P4" style:family="paragraph" style:parent-style-name="Standard">
      <style:text-properties fo:color="#808080" style:font-name="Arial" fo:font-size="10pt" style:font-size-asian="10pt" style:font-name-complex="Arial" style:font-size-complex="10pt"/>
    </style:style>
    <style:style style:name="P5" style:family="paragraph" style:parent-style-name="Standard" style:list-style-name="WW8Num4"/>
    <style:style style:name="P6" style:family="paragraph" style:parent-style-name="Standard" style:list-style-name="">
      <style:paragraph-properties fo:margin-left="0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 style:list-style-name="">
      <style:paragraph-properties fo:margin-left="0in" fo:margin-right="0in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">
      <style:paragraph-properties fo:margin-left="0in" fo:margin-right="0in" fo:text-indent="0in" style:auto-text-indent="false"/>
      <style:text-properties fo:color="#808080" style:font-name="Arial" fo:font-size="10pt" style:font-size-asian="10pt" style:font-name-complex="Arial" style:font-size-complex="10pt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2pt" style:font-size-asian="12pt" style:font-name-complex="Liberation Serif1" style:font-size-complex="12pt"/>
    </style:style>
    <style:style style:name="T4" style:family="text">
      <style:text-properties fo:color="#808080" style:font-name="Arial"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bject oriented programming (OPP)</text:p>
      <text:list xml:id="list2184585608259202045" text:style-name="WW8Num3">
        <text:list-item>
          <text:p text:style-name="P1">what is recursion?</text:p>
          <text:list>
            <text:list-item>
              <text:p text:style-name="P1">Fibonacci sequence</text:p>
              <text:list>
                <text:list-item>
                  <text:p text:style-name="P1">f(0) = 0</text:p>
                </text:list-item>
                <text:list-item>
                  <text:p text:style-name="P1">f(1) = 1</text:p>
                </text:list-item>
                <text:list-item>
                  <text:p text:style-name="P1">f(n) = f(n-1) + f(n-2)</text:p>
                </text:list-item>
              </text:list>
            </text:list-item>
          </text:list>
        </text:list-item>
        <text:list-item>
          <text:p text:style-name="P1">python uses “class” to implement OPP</text:p>
        </text:list-item>
        <text:list-item>
          <text:p text:style-name="P1">a class is the blueprint of a house</text:p>
          <text:list>
            <text:list-item>
              <text:p text:style-name="P1">defines what it can do and how people interact with it</text:p>
            </text:list-item>
          </text:list>
        </text:list-item>
      </text:list>
      <text:p text:style-name="P6">class house(object):</text:p>
      <text:p text:style-name="P6">color = “blue”</text:p>
      <text:p text:style-name="P6">number_rooms = 10</text:p>
      <text:p text:style-name="P6">def enter_house(self):</text:p>
      <text:p text:style-name="P6">print(“welcome to the house”)</text:p>
      <text:list xml:id="list155840517683302" text:continue-numbering="true" text:style-name="WW8Num3">
        <text:list-item>
          <text:p text:style-name="P2">objects</text:p>
          <text:list>
            <text:list-item>
              <text:p text:style-name="P2">to use class we need to create object</text:p>
            </text:list-item>
            <text:list-item>
              <text:p text:style-name="P2">if the class is the blueprint the object it the actual house</text:p>
            </text:list-item>
            <text:list-item>
              <text:p text:style-name="P2">what is the point of objects: re-usability</text:p>
            </text:list-item>
          </text:list>
        </text:list-item>
      </text:list>
      <text:p text:style-name="P6">joes_car = SUV()</text:p>
      <text:p text:style-name="P6">joes_car.color = “red”</text:p>
      <text:p text:style-name="P7"><text:s/></text:p>
      <text:p text:style-name="P6">joes_car = SUV()</text:p>
      <text:p text:style-name="P6">joes_car.color = “red”</text:p>
      <text:list xml:id="list155840140024916" text:continue-numbering="true" text:style-name="WW8Num3">
        <text:list-item>
          <text:p text:style-name="P2">methods, used to preform actions on/with an objects attributes</text:p>
        </text:list-item>
        <text:list-item>
          <text:p text:style-name="P2">how do we reference the current object inside a method? </text:p>
        </text:list-item>
      </text:list>
      <text:p text:style-name="P8">class House(object):</text:p>
      <text:p text:style-name="P8">owner = “jake”</text:p>
      <text:p text:style-name="P8">locked = False</text:p>
      <text:p text:style-name="P8">def is_locked(self):</text:p>
      <text:p text:style-name="P8">if self.loced:</text:p>
      <text:p text:style-name="P8">print(“owner's door is locked)</text:p>
      <text:p text:style-name="P4"><text:tab/><text:tab/>else:</text:p>
      <text:p text:style-name="P4"><text:tab/><text:tab/> <text:s text:c="5"/>print(“welcome”)</text:p>
      <text:p text:style-name="P4"><text:tab/> <text:s text:c="6"/>def set_lock(self, state):</text:p>
      <text:p text:style-name="P4"><text:tab/><text:tab/>self.lock = state</text:p>
      <text:p text:style-name="P4"/>
      <text:p text:style-name="P4"><text:tab/>my_house = House()</text:p>
      <text:p text:style-name="P4"><text:tab/>my_house.is_locked()</text:p>
      <text:list xml:id="list7598872242126610807" text:style-name="WW8Num4">
        <text:list-item>
          <text:p text:style-name="P3">refer to object within method use “self”</text:p>
        </text:list-item>
        <text:list-item>
          <text:p text:style-name="P3">polymorphism</text:p>
          <text:list>
            <text:list-item>
              <text:p text:style-name="P5"><text:span text:style-name="T3">make a class that represents <text:s/>a physical measurement</text:span></text:p>
            </text:list-item>
          </text:list>
        </text:list-item>
        <text:list-item>
          <text:p text:style-name="P5"><text:span text:style-name="T3">see </text:span><text:a xlink:type="simple" xlink:href="../oopexample.py" text:style-name="Internet_20_link" text:visited-style-name="Visited_20_Internet_20_Link"><text:span text:style-name="Internet_20_link"><text:span text:style-name="T3">/home/tristan/CS107/Notes/oopexample.py</text:span></text:span></text:a></text:p>
        </text:list-item>
        <text:list-item>
          <text:p text:style-name="P5"><text:span text:style-name="Internet_20_link"><text:span text:style-name="T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808080"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Vigil</meta:initial-creator>
    <meta:creation-date>2015-04-08T12:35:24.115921668</meta:creation-date>
    <dc:creator>Tristan Vigil</dc:creator>
    <dc:date>2015-04-08T15:58:39.247995324</dc:date>
    <meta:editing-cycles>3</meta:editing-cycles>
    <meta:editing-duration>PT3H44M47S</meta:editing-duration>
    <meta:document-statistic meta:table-count="0" meta:image-count="0" meta:object-count="0" meta:page-count="1" meta:paragraph-count="42" meta:word-count="183" meta:character-count="1077" meta:non-whitespace-character-count="928"/>
    <meta:generator>LibreOffice/4.3.3.2$Linux_X86_64 LibreOffice_project/430m0$Build-2</meta:generator>
  </office:meta>
</office:document-meta>
</file>